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10pt" fo:font-weight="bold" style:font-size-asian="110pt" style:font-weight-asian="bold" style:font-size-complex="11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0pt" fo:font-weight="bold" officeooo:paragraph-rsid="001e2db7" style:font-size-asian="110pt" style:font-weight-asian="bold" style:font-size-complex="1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10pt" fo:font-weight="bold" officeooo:rsid="001c0f28" officeooo:paragraph-rsid="001e2db7" style:font-size-asian="110pt" style:font-weight-asian="bold" style:font-size-complex="110pt" style:font-weight-complex="bold"/>
    </style:style>
    <style:style style:name="P4" style:family="paragraph" style:parent-style-name="Standard">
      <style:text-properties officeooo:rsid="001c0f28" officeooo:paragraph-rsid="001c0f28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text-align="center" style:justify-single-word="false" fo:break-before="page"/>
      <style:text-properties fo:font-size="110pt" officeooo:paragraph-rsid="001e2db7" style:font-size-asian="110pt" style:font-size-complex="110pt"/>
    </style:style>
    <style:style style:name="P7" style:family="paragraph" style:parent-style-name="Standard">
      <style:paragraph-properties fo:text-align="center" style:justify-single-word="false" fo:break-before="page"/>
      <style:text-properties fo:font-size="110pt" fo:font-weight="bold" officeooo:paragraph-rsid="001e2db7" style:font-size-asian="110pt" style:font-weight-asian="bold" style:font-size-complex="110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font-size="110pt" fo:font-weight="bold" officeooo:rsid="0022e1cb" officeooo:paragraph-rsid="001e2db7" style:font-size-asian="110pt" style:font-weight-asian="bold" style:font-size-complex="110pt" style:font-weight-complex="bold"/>
    </style:style>
    <style:style style:name="P9" style:family="paragraph" style:parent-style-name="Standard">
      <style:text-properties fo:font-size="120pt" fo:font-weight="bold" officeooo:rsid="002a7876" officeooo:paragraph-rsid="002eda8a" style:font-size-asian="120pt" style:font-weight-asian="bold" style:font-size-complex="120pt" style:font-weight-complex="bold"/>
    </style:style>
    <style:style style:name="P10" style:family="paragraph" style:parent-style-name="Standard">
      <style:text-properties fo:font-size="110pt" fo:font-weight="bold" officeooo:rsid="002eda8a" style:font-size-asian="110pt" style:font-weight-asian="bold" style:font-size-complex="110pt" style:font-weight-complex="bold"/>
    </style:style>
    <style:style style:name="P11" style:family="paragraph" style:parent-style-name="Standard">
      <style:paragraph-properties fo:break-before="page"/>
      <style:text-properties fo:font-size="120pt" fo:font-weight="bold" officeooo:rsid="002a7876" officeooo:paragraph-rsid="002eda8a" style:font-size-asian="120pt" style:font-weight-asian="bold" style:font-size-complex="120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635cm"/>
        </style:tab-stops>
      </style:paragraph-properties>
      <style:text-properties fo:font-size="120pt" fo:font-weight="bold" officeooo:rsid="002a7876" officeooo:paragraph-rsid="002eda8a" style:font-size-asian="120pt" style:font-weight-asian="bold" style:font-size-complex="120pt" style:font-weight-complex="bold"/>
    </style:style>
    <style:style style:name="P13" style:family="paragraph">
      <style:paragraph-properties fo:text-align="center"/>
    </style:style>
    <style:style style:name="T1" style:family="text">
      <style:text-properties fo:font-size="72pt" officeooo:rsid="002a7876"/>
    </style:style>
    <style:style style:name="T2" style:family="text">
      <style:text-properties fo:font-size="120pt" fo:font-weight="bold" officeooo:rsid="002a7876" style:font-size-asian="120pt" style:font-weight-asian="bold" style:font-size-complex="120pt" style:font-weight-complex="bold"/>
    </style:style>
    <style:style style:name="gr1" style:family="graphic">
      <style:graphic-properties draw:fill-color="#000000" draw:opacity="80%" draw:textarea-horizontal-align="justify" draw:textarea-vertical-align="middle" draw:auto-grow-height="false" draw:shadow-opacity="8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opacity="80%" draw:textarea-vertical-align="middle" draw:auto-grow-height="false" fo:min-height="1.321cm" fo:min-width="0.88cm" draw:shadow-opacity="8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svg:width="11cm" svg:height="16.5cm" svg:x="16.91cm" svg:y="0.51cm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"> <text:tab/><text:tab/> </text:span></text:p>
      <text:p text:style-name="P4"/>
      <text:p text:style-name="P4"/>
      <text:p text:style-name="P3"/>
      <text:p text:style-name="P5"/>
      <text:p text:style-name="P9"><draw:custom-shape text:anchor-type="paragraph" draw:z-index="1" draw:style-name="gr1" svg:width="11cm" svg:height="16.5cm" draw:transform="rotate (-3.14159265358979) translate (28.6967083333333cm 16.5858472222222cm)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 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1"><draw:custom-shape text:anchor-type="paragraph" draw:z-index="2" draw:style-name="gr1" svg:width="10cm" svg:height="13.001cm" draw:transform="rotate (1.5707963267949) translate (13.43025cm 14.6879027777778cm)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P5"/>
      <text:p text:style-name="P9"><draw:custom-shape text:anchor-type="paragraph" draw:z-index="3" draw:style-name="gr1" svg:width="10cm" svg:height="13.001cm" draw:transform="rotate (-1.5707963267949) translate (15.2188333333333cm 4.01461111111111cm)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draw:custom-shape text:anchor-type="paragraph" draw:z-index="8" draw:style-name="gr2" draw:text-style-name="P13" svg:width="10cm" svg:height="14.001cm" draw:transform="rotate (-3.14159265358979) translate (26.6400138888889cm 14.8343055555556cm)"><text:p/><draw:enhanced-geometry svg:viewBox="0 0 841 854" draw:mirror-horizontal="false" draw:mirror-vertical="false" draw:type="non-primitive" draw:enhanced-path="M 517 247 L 517 415 264 415 264 0 0 0 0 680 517 680 517 854 841 547 517 247 Z N"/></draw:custom-shape><text:soft-page-break/></text:p>
      <text:p text:style-name="P7"><draw:custom-shape text:anchor-type="paragraph" draw:z-index="9" draw:style-name="gr2" draw:text-style-name="P13" svg:width="10cm" svg:height="14.001cm" draw:transform="rotate (-3.14159265358979) translate (10.5709861111111cm 14.9401388888889cm)"><text:p/><draw:enhanced-geometry svg:viewBox="0 0 841 854" draw:mirror-horizontal="true" draw:mirror-vertical="false" draw:type="non-primitive" draw:enhanced-path="M 517 247 L 517 415 264 415 264 0 0 0 0 680 517 680 517 854 841 547 517 247 Z N"/></draw:custom-shape></text:p>
      <text:p text:style-name="P5"/>
      <text:p text:style-name="Standard"/>
      <text:p text:style-name="Standard"><draw:custom-shape text:anchor-type="paragraph" draw:z-index="4" draw:style-name="gr2" draw:text-style-name="P13" svg:width="14.001cm" svg:height="10cm" draw:transform="rotate (-1.5707963267949) translate (26.3101666666667cm 0.403930555555556cm)"><text:p/><draw:enhanced-geometry svg:viewBox="0 0 841 854" draw:mirror-horizontal="false" draw:mirror-vertical="false" draw:type="non-primitive" draw:enhanced-path="M 517 247 L 517 415 264 415 264 0 0 0 0 680 517 680 517 854 841 547 517 247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8"><draw:custom-shape text:anchor-type="paragraph" draw:z-index="7" draw:style-name="gr2" draw:text-style-name="P13" svg:width="14.001cm" svg:height="10cm" draw:transform="rotate (-1.5707963267949) translate (27.6401388888889cm 1.37054166666667cm)"><text:p/><draw:enhanced-geometry svg:viewBox="0 0 841 854" draw:mirror-horizontal="true" draw:mirror-vertical="false" draw:type="non-primitive" draw:enhanced-path="M 517 247 L 517 415 264 415 264 0 0 0 0 680 517 680 517 854 841 547 517 247 Z N"/></draw:custom-shape></text:p>
      <text:p text:style-name="P6"><draw:custom-shape text:anchor-type="paragraph" draw:z-index="5" draw:style-name="gr2" draw:text-style-name="P13" svg:width="14.001cm" svg:height="10cm" draw:transform="rotate (1.5707963267949) translate (16.5294027777778cm 15.2294166666667cm)"><text:p/><draw:enhanced-geometry svg:viewBox="0 0 841 854" draw:mirror-horizontal="false" draw:mirror-vertical="false" draw:type="non-primitive" draw:enhanced-path="M 517 247 L 517 415 264 415 264 0 0 0 0 680 517 680 517 854 841 547 517 247 Z N"/></draw:custom-shape></text:p>
      <text:p text:style-name="P7"><draw:custom-shape text:anchor-type="paragraph" draw:z-index="6" draw:style-name="gr2" draw:text-style-name="P13" svg:width="14.001cm" svg:height="10cm" draw:transform="rotate (-1.5707963267949) translate (9.84073611111111cm 0.901347222222222cm)"><text:p/><draw:enhanced-geometry svg:viewBox="0 0 841 854" draw:mirror-horizontal="false" draw:mirror-vertical="true" draw:type="non-primitive" draw:enhanced-path="M 517 247 L 517 415 264 415 264 0 0 0 0 680 517 680 517 854 841 547 517 247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Verdana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Verdana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 </meta:initial-creator>
    <meta:creation-date>2012-10-04T16:47:19</meta:creation-date>
    <dc:date>2012-10-06T12:55:20</dc:date>
    <dc:creator>SR </dc:creator>
    <meta:editing-duration>PT43M44S</meta:editing-duration>
    <meta:editing-cycles>13</meta:editing-cycles>
    <meta:generator>LibreOffice/3.6$Linux_x86 LibreOffice_project/932b512-69e3009-7a10e5c-fc86223-a55908</meta:generator>
    <meta:document-statistic meta:table-count="0" meta:image-count="0" meta:object-count="0" meta:page-count="10" meta:paragraph-count="4" meta:word-count="0" meta:character-count="18" meta:non-whitespace-character-count="0"/>
  </office:meta>
</office:document-meta>
</file>